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71c3a"/>
    </style:style>
    <style:style style:name="P6" style:family="paragraph" style:parent-style-name="Text_20_body">
      <style:text-properties officeooo:rsid="0069d5b1" officeooo:paragraph-rsid="0069d5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9d5b1" style:font-weight-asian="bold" style:font-weight-complex="bold"/>
    </style:style>
    <style:style style:name="T4" style:family="text">
      <style:text-properties fo:font-weight="bold" officeooo:rsid="006bc8a3" style:font-weight-asian="bold" style:font-weight-complex="bold"/>
    </style:style>
    <style:style style:name="T5" style:family="text">
      <style:text-properties officeooo:rsid="0076b859"/>
    </style:style>
    <style:style style:name="T6" style:family="text">
      <style:text-properties officeooo:rsid="0068ce3c"/>
    </style:style>
    <style:style style:name="T7" style:family="text">
      <style:text-properties officeooo:rsid="006bc8a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76703137216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76703134496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5">Calcula la latencia CAS (en nanosegundos) de un módulo DD</text:span><text:span text:style-name="T6">R</text:span><text:span text:style-name="T5">3-2000 con CL10</text:span></text:p>
          </table:table-cell>
        </table:table-row>
      </table:table>
      <text:p text:style-name="Text_20_body"/>
      <text:p text:style-name="P6"><text:span text:style-name="T1">Frecuencia </text:span><text:span text:style-name="T4">(frc)</text:span>= 2000/2= 1000 MHz <text:span text:style-name="T7">(1000 millones de operaciones por segundo)</text:span></text:p>
      <text:p text:style-name="P6"><text:span text:style-name="T1">Tiempo </text:span><text:span text:style-name="T4">(T)</text:span>= 1/f<text:span text:style-name="T7">rc</text:span> → 1/1000*10<text:span text:style-name="T7">^9</text:span>= 1 <text:span text:style-name="T7">ns</text:span></text:p>
      <text:p text:style-name="P6"><text:span text:style-name="T1">CAS=</text:span>CL * T= 10 * 1= 10 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02:55.396000000</dc:date>
    <meta:editing-duration>PT9H6M53S</meta:editing-duration>
    <meta:editing-cycles>154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8" meta:word-count="45" meta:character-count="251" meta:non-whitespace-character-count="212"/>
  </office:meta>
</office:document-meta>
</file>